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0.499cm"/>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line-height="0.499cm"/>
      <style:text-properties style:font-name="FreeSans" fo:font-size="11pt" style:font-size-asian="11pt" style:font-size-complex="11pt"/>
    </style:style>
    <style:style style:name="P3" style:family="paragraph" style:parent-style-name="Standard">
      <style:paragraph-properties fo:line-height="0.499cm"/>
    </style:style>
    <style:style style:name="P4" style:family="paragraph" style:parent-style-name="Standard">
      <style:paragraph-properties fo:line-height="0.499cm" fo:break-before="page"/>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style:style style:name="T6" style:family="text">
      <style:text-properties fo:font-size="10pt" style:font-size-asian="10pt" style:font-size-complex="10pt"/>
    </style:style>
    <style:style style:name="T7" style:family="text">
      <style:text-properties style:font-name="FreeSans"/>
    </style:style>
    <style:style style:name="T8" style:family="text">
      <style:text-properties style:font-name="FreeSans" fo:font-size="10pt" style:font-size-asian="10pt" style:font-size-complex="10pt"/>
    </style:style>
    <style:style style:name="T9" style:family="text">
      <style:text-properties style:font-name="FreeSan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0</text:p>
      <text:p text:style-name="P2"/>
      <text:p text:style-name="P3"><text:span text:style-name="T9">While </text:span><text:a xlink:type="simple" xlink:href="javascript:ScrollingPopup('http://www.sparknotes.com/lit/holes/terms/char_1.html',%20'a95830fc32',%20'500',%20'500')"><text:span text:style-name="T9">Stanley</text:span></text:a><text:span text:style-name="T9"> spends another day digging holes, he thinks about God's thumb and wonders if </text:span><text:a xlink:type="simple" xlink:href="javascript:ScrollingPopup('http://www.sparknotes.com/lit/holes/terms/char_9.html',%20'b02141d280',%20'500',%20'500')"><text:span text:style-name="T9">Kate Barlow</text:span></text:a><text:span text:style-name="T9"> lived in this area and if it was actually her gold lipstick tube that he found. When </text:span><text:a xlink:type="simple" xlink:href="javascript:ScrollingPopup('http://www.sparknotes.com/lit/holes/terms/char_18.html',%20'85a6fd881d',%20'500',%20'500')"><text:span text:style-name="T9">Mr. Pendanski</text:span></text:a><text:span text:style-name="T9"> delivers their bag lunches the other boys taunt Stanley about having </text:span><text:a xlink:type="simple" xlink:href="javascript:ScrollingPopup('http://www.sparknotes.com/lit/holes/terms/char_2.html',%20'f4111ec7ea',%20'500',%20'500')"><text:span text:style-name="T9">Zero</text:span></text:a><text:span text:style-name="T9"> dig Stanley's hole for him. </text:span><text:a xlink:type="simple" xlink:href="javascript:ScrollingPopup('http://www.sparknotes.com/lit/holes/terms/char_7.html',%20'61c89c293f',%20'500',%20'500')"><text:span text:style-name="T9">Zigzag</text:span></text:a><text:span text:style-name="T9"> pushes Stanley, who doesn't want to fight. Mr. Pendanski comes over and tells Stanley to fight back. Stanley softly hits Zigzag who in return pummels Stanley and jumps on top of him. Zero attacks Zigzag and almost kills him until </text:span><text:a xlink:type="simple" xlink:href="javascript:ScrollingPopup('http://www.sparknotes.com/lit/holes/terms/char_6.html',%20'a52f4ba9cf',%20'500',%20'500')"><text:span text:style-name="T9">Armpit</text:span></text:a><text:span text:style-name="T9"> breaks them up. Mr. Pendanski fires his pistol into the air and the </text:span><text:a xlink:type="simple" xlink:href="javascript:ScrollingPopup('http://www.sparknotes.com/lit/holes/terms/char_8.html',%20'154dc4edc7',%20'500',%20'500')"><text:span text:style-name="T9">Warden</text:span></text:a><text:span text:style-name="T9"> arrives. The boys tell the Warden that Zero has been digging some of Stanley's hole. Stanley explains that he's teaching Zero to read and Mr. Pendanski says, " You might as well try to teach this shovel to read! It's got more brains than Zero." The Warden spells some words for Zero and when he pronounces h-a-t as chat everyone laughs at him. The Warden forbids Stanley to teach Zero to read and Mr. Pendanski taunts Zero about how stupid he is. Zero says that he will not dig any more holes and when Mr. Pendanski tells him that digging holes is all he'll ever be good for, Zero smashes his shovel across Mr. Pendanski's face and runs away. The Warden tells the other counselors not to bother about Zero because he'll have to return for water. Then she says that the remaining six boys must still dig seven holes.</text:span></text:p>
      <text:p text:style-name="P2"/>
      <text:p text:style-name="P1">Chapter 31</text:p>
      <text:p text:style-name="P2"/>
      <text:p text:style-name="P2">Stanley is angry with everyone, including himself. He regrets having Zero dig his hole for him. He considers ways to help Zero but can not think of any that do not involve retribution from the Warden. He hopes that Zero will travel to the mountain that looks like a thumb. Mr. Pendanski and the Warden ask Stanley if he knows where Zero is and then they discuss how they will change Zero's records so that no one will ever find him. Mr. Peandanski and the Warden say that they do not want anyone in the A.G.'s office to know about Zero. In the end they decide that no one will care about Zero.</text:p>
      <text:p text:style-name="P2"/>
      <text:p text:style-name="P1">Chapter 32</text:p>
      <text:p text:style-name="P2"/>
      <text:p text:style-name="P3"><text:span text:style-name="T9">A new boy, who was arrested for stealing cars, is assigned to Zero's cot. His name is Brian but </text:span><text:a xlink:type="simple" xlink:href="javascript:ScrollingPopup('http://www.sparknotes.com/lit/holes/terms/char_3.html',%20'86b0c8f759',%20'500',%20'500')"><text:span text:style-name="T9">X-Ray</text:span></text:a><text:span text:style-name="T9"> </text:span><text:a xlink:type="simple" xlink:href="javascript:ScrollingPopup('http://www.sparknotes.com/lit/holes/terms/theme_6.html',%20'aab9cdbce4',%20'500',%20'500')"><text:span text:style-name="T9">names</text:span></text:a><text:span text:style-name="T9"> him Twitch because he fidgets. Stanley continues to worry about Zero and when </text:span><text:a xlink:type="simple" xlink:href="javascript:ScrollingPopup('http://www.sparknotes.com/lit/holes/terms/char_17.html',%20'3897428ee5',%20'500',%20'500')"><text:span text:style-name="T9">Mr. Sir</text:span></text:a><text:span text:style-name="T9"> drives in the truck to give them water, Stanley impulsively decides to steal it. He doesn't know how to drive but Twitch yells a few directions at him and Stanley races away. Soon Stanley drives the truck into a hole. He gets out and runs away.</text:span></text:p>
      <text:p text:style-name="P2"/>
      <text:p text:style-name="P1">Chapter 33</text:p>
      <text:p text:style-name="P2"/>
      <text:p text:style-name="P3"><text:span text:style-name="T9">No one follows Stanley as he runs away from the truck. He encounters many holes as he walks, and a family of </text:span><text:a xlink:type="simple" xlink:href="javascript:ScrollingPopup('http://www.sparknotes.com/lit/holes/terms/theme_8.html',%20'e141e02ad7',%20'500',%20'500')"><text:span text:style-name="T9">yellow-spotted lizards</text:span></text:a><text:span text:style-name="T9"> in one of them. He runs away from the lizards and later finds one sunflower seed in a burlap bag.</text:span></text:p>
      <text:p text:style-name="P2"/>
      <text:p text:style-name="P1">Chapter 34</text:p>
      <text:p text:style-name="P2"/>
      <text:p text:style-name="P2">Stanley walks towards the thumb mountain but is exhausted. He sees something in the dirt and finds that it is part of a boat named Mary Lou. There is a hole under the boat and Zero is in it.</text:p>
      <text:p text:style-name="P2"/>
      <text:p text:style-name="P1"/>
      <text:p text:style-name="P4">Chapter 35</text:p>
      <text:p text:style-name="P2"/>
      <text:p text:style-name="P2">Zero looks sick but refuses to go back to camp. Stanley and Zero go under the boat where it is cooler. Zero still has his shovel that he used to hit Mr. Pendanski. Zero has found many jars of a muddy looking liquid that he calls sploosh. Stanley doesn't want to drink it because he realizes that it is probably at least 100 years old, but he is so thirsty that he does. It tastes like peaches. Zero and Stanley have to break the top off the last bottle of sploosh because it is sealed very tightly. Zero has a bad stomachache and Stanley thinks it might be from the sploosh.</text:p>
      <text:p text:style-name="P2"/>
      <text:p text:style-name="P1">Chapter 36</text:p>
      <text:p text:style-name="P2"/>
      <text:p text:style-name="P3"><text:a xlink:type="simple" xlink:href="javascript:ScrollingPopup('http://www.sparknotes.com/lit/holes/terms/char_2.html',%20'ef36cb6d2b',%20'500',%20'500')"><text:span text:style-name="T9">Zero</text:span></text:a><text:span text:style-name="T9"> and </text:span><text:a xlink:type="simple" xlink:href="javascript:ScrollingPopup('http://www.sparknotes.com/lit/holes/terms/char_1.html',%20'210ba18893',%20'500',%20'500')"><text:span text:style-name="T9">Stanley</text:span></text:a><text:span text:style-name="T9"> head towards God's thumb, periodically giving each other the thumbs up sign for reassurance as they walk. They carry Zero's shovel and four of the unbroken sploosh jars in the burlap sunflower seed sack. Zero often has severe attacks of stomach pain. Stanley spells words for Zero to keep him occupied. They climb up towards the thumb. At one point Zero uses the shovel to help Stanley up part of a cliff. This causes Zero, who is already weak and sick, to get big cuts in his hands.</text:span></text:p>
      <text:p text:style-name="P2"/>
      <text:p text:style-name="P1">Chapter 37</text:p>
      <text:p text:style-name="P1"/>
      <text:p text:style-name="P2">Stanley and Zero continue towards the thumb but Zero throws up along the way.</text:p>
      <text:p text:style-name="P2"/>
      <text:p text:style-name="P1">Chapter 38</text:p>
      <text:p text:style-name="P1"/>
      <text:p text:style-name="P2">Zero has passed out and Stanley leaves the shovel and jars on the ground so that he can carry Zero up the mountain. There is a bitter smell in the air and mud on the ground when Stanley reaches the top of the mountain. Stanley realizes that mud means there is water nearby and this renews his strength. He digs an onion out of the mud and he and Zero both eat half of it.</text:p>
      <text:p text:style-name="P1"/>
      <text:p text:style-name="P1">Chapter 39</text:p>
      <text:p text:style-name="P2"/>
      <text:p text:style-name="P3"><text:span text:style-name="T9">Stanley wakes to find himself in the middle of a giant meadow. Zero is still very sick but tells Stanley that it was he, Zero, who stole </text:span><text:a xlink:type="simple" xlink:href="javascript:ScrollingPopup('http://www.sparknotes.com/lit/holes/terms/char_19.html',%20'aed233c34b',%20'500',%20'500')"><text:span text:style-name="T9">Clyde Livingston</text:span></text:a><text:span text:style-name="T9">'s shoes from the homeless shelter. He apologizes to Stanley and Stanley sings Zero the song that </text:span><text:a xlink:type="simple" xlink:href="javascript:ScrollingPopup('http://www.sparknotes.com/lit/holes/terms/char_13.html',%20'bccbfaa6c0',%20'500',%20'500')"><text:span text:style-name="T9">Madame Zeroni</text:span></text:a><text:span text:style-name="T9"> taught his </text:span><text:a xlink:type="simple" xlink:href="javascript:ScrollingPopup('http://www.sparknotes.com/lit/holes/terms/char_12.html',%20'5dd093e7c2',%20'500',%20'500')"><text:span text:style-name="T9">great-great- grandfather</text:span></text:a><text:span text:style-name="T9">.</text:span></text:p>
      <text:p text:style-name="P1"/>
      <text:p text:style-name="P1">Chapter 40</text:p>
      <text:p text:style-name="P2"/>
      <text:p text:style-name="P3"><text:span text:style-name="T9">Stanley digs up another onion and the narration shifts back to one hundred and ten years ago when </text:span><text:a xlink:type="simple" xlink:href="javascript:ScrollingPopup('http://www.sparknotes.com/lit/holes/terms/char_10.html',%20'31c40556d1',%20'500',%20'500')"><text:span text:style-name="T9">Sam</text:span></text:a><text:span text:style-name="T9"> was selling </text:span><text:a xlink:type="simple" xlink:href="javascript:ScrollingPopup('http://www.sparknotes.com/lit/holes/terms/theme_7.html',%20'7a98d02b1b',%20'500',%20'500')"><text:span text:style-name="T9">onions</text:span></text:a><text:span text:style-name="T9">. A woman thanks Sam for an onion remedy that saved her daughter's life. The narration shifts again to Stanley and Zero who spend two days eating onions and drinking dirty water from pools of mud. Stanley heads back down the mountain to find the shovel and jars he left behind. He is stunned at the distance that he covered while carrying Zero.</text:span></text:p>
      <text:p text:style-name="P2"/>
      <text:p text:style-name="P1"/>
      <text:p text:style-name="P4">Chapter 41</text:p>
      <text:p text:style-name="P2"/>
      <text:p text:style-name="P2">Zero gets better and tells Stanley that he was homeless before he came to Camp Green Lake. He often went to the homeless shelter that Clyde Livingston's shoes were in. Zero took the shoes because he thought it was better to take a pair of old shoes than to steal a pair of new shoes. He couldn't read the sign explaining whose shoes they were. Zero was wearing the shoes when people at the shelter discovered they were stolen. Everyone was so upset about the stolen shoes that Zero ran outside and places the shoes on top of a parked car. The next day Zero was arrested when he stole a new pair of shoes.</text:p>
      <text:p text:style-name="P2"/>
      <text:p text:style-name="P2"><text:span text:style-name="T2">Chapter 42</text:span></text:p>
      <text:p text:style-name="P2"><text:span text:style-name="T2"/></text:p>
      <text:p text:style-name="P2">Zero and Stanley make a large hole for water with the shovel. Stanley realizes that he is happier than he has ever been before. He realizes he is happy he got arrested because now he has a friend and likes himself as well. Stanley thinks about secretly returning to camp and digging up the treasure that may be in the hole where he found the lipstick container.</text:p>
      <text:p text:style-name="P2"/>
      <text:p text:style-name="P1">Chapter 43</text:p>
      <text:p text:style-name="P2"/>
      <text:p text:style-name="P3"><text:span text:style-name="T9">Zero and Stanley pack water in the bottles and onions in the sack and plan to return to Camp in an attempt to dig up treasure and then escape. They wait until daylight before leaving. While they wait, Zero tells Stanley more about his life. Zero remembers </text:span><text:a xlink:type="simple" xlink:href="javascript:ScrollingPopup('http://www.sparknotes.com/lit/holes/terms/char_15.html',%20'f643091b5e',%20'500',%20'500')"><text:span text:style-name="T9">his mother</text:span></text:a><text:span text:style-name="T9"> singing him the same song that Stanley sang, only with different words. One day Zero's mother left him in a park and told him to wait for her. He waited for a month, but she never returned. As they return to Camp Green Lake, Zero steers them in the right direction after Stanley takes a wrong turn. They reach camp and hide near the hole that Stanley found the lipstick tube in.</text:span></text:p>
      <text:p text:style-name="P2"/>
      <text:p text:style-name="P1">Chapter 44</text:p>
      <text:p text:style-name="P1"/>
      <text:p text:style-name="P3"><text:span text:style-name="T9">After dark, </text:span><text:a xlink:type="simple" xlink:href="javascript:ScrollingPopup('http://www.sparknotes.com/lit/holes/terms/char_1.html',%20'79c0667d0a',%20'500',%20'500')"><text:span text:style-name="T9">Stanley</text:span></text:a><text:span text:style-name="T9"> digs in the hole and </text:span><text:a xlink:type="simple" xlink:href="javascript:ScrollingPopup('http://www.sparknotes.com/lit/holes/terms/char_2.html',%20'3441583df2',%20'500',%20'500')"><text:span text:style-name="T9">Zero</text:span></text:a><text:span text:style-name="T9"> sneaks into camp to get water and food. Zero finds frosted flakes, which he and Stanley both find revoltingly sweet after more than a week of eating only </text:span><text:a xlink:type="simple" xlink:href="javascript:ScrollingPopup('http://www.sparknotes.com/lit/holes/terms/theme_7.html',%20'967f396b9f',%20'500',%20'500')"><text:span text:style-name="T9">onions</text:span></text:a><text:span text:style-name="T9">. Stanley and Zero finally dig up a suitcase and just as they are preparing to leave a light shines in their faces and they find the </text:span><text:a xlink:type="simple" xlink:href="javascript:ScrollingPopup('http://www.sparknotes.com/lit/holes/terms/char_8.html',%20'8a13943e3b',%20'500',%20'500')"><text:span text:style-name="T9">Warden</text:span></text:a><text:span text:style-name="T9"> standing in front of them.</text:span></text:p>
      <text:p text:style-name="P2"/>
      <text:p text:style-name="P2"><text:span text:style-name="T2">Chapter 45</text:span></text:p>
      <text:p text:style-name="P2"><text:span text:style-name="T2"/></text:p>
      <text:p text:style-name="P3"><text:span text:style-name="T9">The Warden shines a flashlight on Zero, who is holding the suitcase until she sees that there is a deadly yellow-spotted lizard on the suitcase. Stanley realizes he is standing in a lizard's nest. The Warden, along with </text:span><text:a xlink:type="simple" xlink:href="javascript:ScrollingPopup('http://www.sparknotes.com/lit/holes/terms/char_18.html',%20'e9e43b6b30',%20'500',%20'500')"><text:span text:style-name="T9">Mr. Pendanski</text:span></text:a><text:span text:style-name="T9"> and </text:span><text:a xlink:type="simple" xlink:href="javascript:ScrollingPopup('http://www.sparknotes.com/lit/holes/terms/char_17.html',%20'de245bb56b',%20'500',%20'500')"><text:span text:style-name="T9">Mr. Sir</text:span></text:a><text:span text:style-name="T9">, wait for the lizards to leave. The Warden talks about how she grew up digging holes with her parents, looking for the suitcase. Mr. Sir makes reference to a woman asking questions and the A.G.</text:span></text:p>
      <text:p text:style-name="P2"/>
      <text:p text:style-name="P1">Chapter 46</text:p>
      <text:p text:style-name="P2"/>
      <text:p text:style-name="P2">While Stanley and Zero try to stay still, the Warden, Mr. Pendanski, and Mr. Sir discuss what to tell "the woman" and "the A.G.". Mr. Pendanski cruelly laughs that there will be plenty of graves to bury Stanley and Zero in after they die. The Warden says she will tell "the woman" that Stanley was delirious and ran away and the lizard bit him. Mr. Sir tells Stanley that Stanley's lawyer had shown up the day before to say that Stanley is innocent of stealing the shoes.</text:p>
      <text:p text:style-name="P1"/>
      <text:p text:style-name="P4">Chapter 47</text:p>
      <text:p text:style-name="P1"/>
      <text:p text:style-name="P2">As the sun comes out, the lizards crawl away from Stanley. Zero asks him if his first name is his last name spelled backwards. Mr. Pendanski arrives with a woman and a man. The woman says she is Stanley's lawyer and tells the Warden that she will file charges against not only the Warden but also against the entire state of Texas if anything bad happens to Stanley. The Warden says that Stanley stole the suitcase that Zero is holding. The lizards scurry away and the Warden tries to take the suitcase from Zero but he says it belongs to Stanley. Zero shows everyone the other side of the suitcase where the name Stanley Yelnats is printed.</text:p>
      <text:p text:style-name="P2"/>
      <text:p text:style-name="P1">Chapter 48</text:p>
      <text:p text:style-name="P2"/>
      <text:p text:style-name="P3"><text:span text:style-name="T9">Stanley's lawyer's name is Ms. Morengo and the man with her is the A. G., the Attorney General. The Warden says that Stanley does not even know what is in the suitcase and demands that he open it. Ms. Morengo tells Stanley not to open the suitcase and that he can leave freely. Stanley refuses to leave without Hector. Ms. Morengo demands to see Hector's records but because Mr. Pendanski has erased m any of them, they cannot be found. Ms. Morengo takes Hector and Stanley but before they leave </text:span><text:a xlink:type="simple" xlink:href="javascript:ScrollingPopup('http://www.sparknotes.com/lit/holes/terms/char_4.html',%20'9c169959e2',%20'500',%20'500')"><text:span text:style-name="T9">Squid</text:span></text:a><text:span text:style-name="T9"> gives Stanley </text:span><text:a xlink:type="simple" xlink:href="javascript:ScrollingPopup('http://www.sparknotes.com/lit/holes/terms/char_15.html',%20'957e1954e2',%20'500',%20'500')"><text:span text:style-name="T9">his mother</text:span></text:a><text:span text:style-name="T9">'s phone number and asks Stanley to call her and say that Alan (Squid) is sorry.</text:span></text:p>
      <text:p text:style-name="P2"/>
      <text:p text:style-name="P1">Chapter 49</text:p>
      <text:p text:style-name="P2"/>
      <text:p text:style-name="P3"><text:span text:style-name="T9">The narrator relates how </text:span><text:a xlink:type="simple" xlink:href="javascript:ScrollingPopup('http://www.sparknotes.com/lit/holes/terms/theme_8.html',%20'bf2f82aeec',%20'500',%20'500')"><text:span text:style-name="T9">yellow-spotted lizards</text:span></text:a><text:span text:style-name="T9"> never appeared in Green Lake until after the lake dried up. One hundred and ten years ago people used to hunt rattlesnakes in the desert and they knew there were lizards there. </text:span><text:a xlink:type="simple" xlink:href="javascript:ScrollingPopup('http://www.sparknotes.com/lit/holes/terms/char_10.html',%20'0ca8a8e7a5',%20'500',%20'500')"><text:span text:style-name="T9">Sam</text:span></text:a><text:span text:style-name="T9"> gives rattlesnake hunters onion juice to drink because lizards won't bite people with onion blood. Back in the present day, Ms. Morengo shows Stanley and Zero the cure for foot odor that </text:span><text:a xlink:type="simple" xlink:href="javascript:ScrollingPopup('http://www.sparknotes.com/lit/holes/terms/char_16.html',%20'1544f4d361',%20'500',%20'500')"><text:span text:style-name="T9">Stanley's father</text:span></text:a><text:span text:style-name="T9"> has invented. It smells like peaches. Ms. Morengo tells Stanley that the sneakers were stolen at 3:15 pm and that </text:span><text:a xlink:type="simple" xlink:href="javascript:ScrollingPopup('http://www.sparknotes.com/lit/holes/terms/char_20.html',%20'1d5a0cc1ca',%20'500',%20'500')"><text:span text:style-name="T9">Derrick Dunne</text:span></text:a><text:span text:style-name="T9"> said that at 3:20 Stanley was still fishing his notebook from the toilet in the boy's bathroom. This proved that Stanley didn't steal the sneakers. Zero says that he stole the sneakers and Ms. Morengo pretends not to hear him and tells him not to say it again. For the first time in over 100 years, rain falls on Camp Green Lake.</text:span></text:p>
      <text:p text:style-name="P2"/>
      <text:p text:style-name="P2"><text:span text:style-name="T2">Chapter 50</text:span></text:p>
      <text:p text:style-name="P2"><text:span text:style-name="T2"/></text:p>
      <text:p text:style-name="P3"><text:span text:style-name="T9">The narrator fills in some of the "holes" in the plot. Stanley's father invented his cure for foot odor the day after the great-great-grandson of </text:span><text:a xlink:type="simple" xlink:href="javascript:ScrollingPopup('http://www.sparknotes.com/lit/holes/terms/char_12.html',%20'e05f076a32',%20'500',%20'500')"><text:span text:style-name="T9">Elya Yelnats</text:span></text:a><text:span text:style-name="T9"> carried the great-great-great-grandson of </text:span><text:a xlink:type="simple" xlink:href="javascript:ScrollingPopup('http://www.sparknotes.com/lit/holes/terms/char_13.html',%20'55d626fc66',%20'500',%20'500')"><text:span text:style-name="T9">Madame Zeroni</text:span></text:a><text:span text:style-name="T9"> up the mountain. Camp Green Lake was closed and the Warden, Ms. Walker, was forced to sell her family's land. The camp will soon be a Girl Scout camp. The suitcase contained some jewels and many valuable deeds and stocks. Stanley and Hector each received almost a million dollars from these finds. Stanley buys his family a house and Hector hires a private investigator to find his mother. The narrator speaks directly to the reader, saying that although the reader is sure to have more questions, a scene at the Yelnat's house will best explain Stanley and Hector's situation. Stanley and Hector watch a commercial in which </text:span><text:a xlink:type="simple" xlink:href="javascript:ScrollingPopup('http://www.sparknotes.com/lit/holes/terms/char_19.html',%20'10383c8f6a',%20'500',%20'500')"><text:span text:style-name="T9">Clyde Livingston</text:span></text:a><text:span text:style-name="T9"> advertises sploosh, Stanley's father's cure for foot odor. Clyde Livingston is at Stanley's house in person, watching the commercial as well. Hector sits with a woman who looks just like him. She sings him the same song that Madame Zeroni taught Elya Yelna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obias Schulz</meta:initial-creator>
    <meta:creation-date>2008-05-19T16:41:25</meta:creation-date>
    <dc:creator>Tobias Schulz</dc:creator>
    <dc:date>2008-05-19T16:48:11</dc:date>
    <meta:editing-cycles>4</meta:editing-cycles>
    <meta:editing-duration>PT6M47S</meta:editing-duration>
    <meta:user-defined meta:name="Info 1"/>
    <meta:user-defined meta:name="Info 2"/>
    <meta:user-defined meta:name="Info 3"/>
    <meta:user-defined meta:name="Info 4"/>
    <meta:document-statistic meta:table-count="0" meta:image-count="0" meta:object-count="0" meta:page-count="4" meta:paragraph-count="42" meta:word-count="2124" meta:character-count="11530"/>
  </office:meta>
</office:document-meta>
</file>